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/>
      <text:p text:style-name="Standard">j'ai réalisé un prototype de site de troc de BD : www.trocabd.com</text:p>
      <text:p text:style-name="Standard"><text:s/></text:p>
      <text:p text:style-name="Standard">Je suis à la recherche de commentaires, de conseils, d'avis sur le concept du site : pas de monnaie, ni de points mais seulement des troqueurs qui négocient leur troc en proposant une ou plusieurs BD....</text:p>
      <text:p text:style-name="Standard"/>
      <text:p text:style-name="Standard">On peut imaginer d'autres applications parmi lesquelles :</text:p>
      <text:p text:style-name="Standard">- Suivre géographiquement la circulation des BD </text:p>
      <text:p text:style-name="Standard">- Calculer un classement des troqueurs au volume d'échanges réalisés</text:p>
      <text:p text:style-name="Standard">- Etudier les comportements des négociateurs par le suivi de l'historique des trocs (pas d'historique opérationnel actuellement)</text:p>
      <text:p text:style-name="Standard">- Etudier l'évolution des préférences des troqueurs</text:p>
      <text:p text:style-name="Standard">- .../...</text:p>
      <text:p text:style-name="Standard"/>
      <text:p text:style-name="Standard"><text:s/></text:p>
      <text:p text:style-name="Standard">Voulez-vous me faire un retour ?</text:p>
      <text:p text:style-name="Standard"><text:s/></text:p>
      <text:p text:style-name="Standard">Merci d'avance.</text:p>
      <text:p text:style-name="Standard"/>
      <text:p text:style-name="Standard"><text:s/></text:p>
      <text:p text:style-name="Standard">Trocatout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23:02:05.76</meta:creation-date>
    <meta:document-statistic meta:table-count="0" meta:image-count="0" meta:object-count="0" meta:page-count="1" meta:paragraph-count="17" meta:word-count="109" meta:character-count="698"/>
    <dc:date>2012-11-07T23:14:42.85</dc:date>
    <meta:editing-duration>PT12M42S</meta:editing-duration>
    <meta:editing-cycles>1</meta:editing-cycles>
    <meta:generator>OpenOffice.org/3.4.1$Win32 OpenOffice.org_project/341m1$Build-9593</meta:generator>
  </office:meta>
</office:document-meta>
</file>